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3" style:parent-style-name="Paragraphedeliste" style:list-style-name="LFO1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Paragraphedeliste" style:list-style-name="LFO2" style:family="paragraph">
      <style:text-properties fo:font-size="12pt" style:font-size-asian="12pt" style:font-size-complex="12pt"/>
    </style:style>
    <style:style style:name="P6" style:parent-style-name="Paragraphedeliste" style:list-style-name="LFO2" style:family="paragraph">
      <style:text-properties fo:font-size="12pt" style:font-size-asian="12pt" style:font-size-complex="12pt"/>
    </style:style>
    <style:style style:name="P7" style:parent-style-name="Paragraphedeliste" style:list-style-name="LFO2" style:family="paragraph"/>
    <style:style style:name="T8" style:parent-style-name="Policepardéfaut" style:family="text">
      <style:text-properties fo:font-size="12pt" style:font-size-asian="12pt" style:font-size-complex="12pt"/>
    </style:style>
    <style:style style:name="T9" style:parent-style-name="Policepardéfaut" style:family="text">
      <style:text-properties style:text-position="sub 66.6%" fo:font-size="12pt" style:font-size-asian="12pt" style:font-size-complex="12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P12" style:parent-style-name="Paragraphedeliste" style:list-style-name="LFO2" style:family="paragraph">
      <style:text-properties fo:font-size="12pt" style:font-size-asian="12pt" style:font-size-complex="12pt"/>
    </style:style>
    <style:style style:name="P13" style:parent-style-name="Paragraphedeliste" style:family="paragraph">
      <style:paragraph-properties fo:margin-left="0.743in">
        <style:tab-stops/>
      </style:paragraph-properties>
      <style:text-properties fo:font-size="12pt" style:font-size-asian="12pt" style:font-size-complex="12pt"/>
    </style:style>
    <style:style style:name="P14" style:parent-style-name="Paragraphedeliste" style:list-style-name="LFO1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Paragraphedeliste" style:list-style-name="LFO2" style:family="paragraph">
      <style:text-properties fo:font-size="12pt" style:font-size-asian="12pt" style:font-size-complex="12pt"/>
    </style:style>
    <style:style style:name="P17" style:parent-style-name="Paragraphedeliste" style:list-style-name="LFO2" style:family="paragraph">
      <style:text-properties fo:font-size="12pt" style:font-size-asian="12pt" style:font-size-complex="12pt"/>
    </style:style>
    <style:style style:name="P18" style:parent-style-name="Paragraphedeliste" style:list-style-name="LFO2" style:family="paragraph">
      <style:text-properties fo:font-size="12pt" style:font-size-asian="12pt" style:font-size-complex="12pt"/>
    </style:style>
    <style:style style:name="P19" style:parent-style-name="Paragraphedeliste" style:list-style-name="LFO2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Paragraphedeliste" style:list-style-name="LFO1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family="graphic" style:name="a0" style:parent-style-name="Graphics">
      <style:graphic-properties style:wrap="parallel" style:wrap-contour="false" style:writing-mode="lr-tb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Etude préliminaire Projet C et web</text:p>
      <text:p text:style-name="P2">Porcher Jeanne – Hugo Marc</text:p>
      <text:list text:style-name="LFO1" text:continue-numbering="true">
        <text:list-item>
          <text:p text:style-name="P3">Rappel du cahier des charges :</text:p>
        </text:list-item>
      </text:list>
      <text:p text:style-name="P4">Le but premier du projet est de générer des trajectoires de planètes et de les afficher graphiquement à l’aide d’un site web en<text:s/>utilisant le Javascript. Les diverses tâches pour y arriver sont les suivantes :<text:s/></text:p>
      <text:list text:style-name="LFO2" text:continue-numbering="true">
        <text:list-item>
          <text:p text:style-name="P5">Fonction de calcul de trajectoire avec la méthode de Euler</text:p>
        </text:list-item>
        <text:list-item>
          <text:p text:style-name="P6">Fonction d’écriture dans le fichier JSON</text:p>
        </text:list-item>
        <text:list-item>
          <text:p text:style-name="P7"><text:span text:style-name="T8">Fonction de calcul de vérification : calcul l’énergie totale (E</text:span><text:span text:style-name="T9">tot<text:s/></text:span><text:span text:style-name="T10">= Ec +<text:s/></text:span><text:span text:style-name="T11">Ep doit être constante)</text:span></text:p>
        </text:list-item>
        <text:list-item>
          <text:p text:style-name="P12">Affichage graphique via une page HTML utilisant du Javascript</text:p>
        </text:list-item>
      </text:list>
      <text:p text:style-name="P13"/>
      <text:list text:style-name="LFO1" text:continue-numbering="true">
        <text:list-item>
          <text:p text:style-name="P14">Extensions prévues :</text:p>
        </text:list-item>
      </text:list>
      <text:p text:style-name="P15">En complément du cahier des charges initial, nous essaierons de mettre en œuvre les extensions suivantes :<text:s/></text:p>
      <text:list text:style-name="LFO2" text:continue-numbering="true">
        <text:list-item>
          <text:p text:style-name="P16">Ajout de la trajectoire de plusieurs planètes (au moins 2)</text:p>
        </text:list-item>
        <text:list-item>
          <text:p text:style-name="P17">Alternative pour l’affichage graphique 2D avec la SDL2</text:p>
        </text:list-item>
        <text:list-item>
          <text:p text:style-name="P18">Alternative de calcul de trajectoire avec la méthode de Euler asymétrique et la méthode de Runge-Kutta de second ordre</text:p>
        </text:list-item>
        <text:list-item>
          <text:p text:style-name="P19">Ajout éventuel de la trajectoire de la comète de Halley</text:p>
        </text:list-item>
      </text:list>
      <text:p text:style-name="P20"/>
      <text:list text:style-name="LFO1" text:continue-numbering="true">
        <text:list-item>
          <text:p text:style-name="P21">Planning :</text:p>
        </text:list-item>
      </text:list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Normal"><draw:frame draw:z-index="251660288" draw:id="id0" draw:style-name="a0" draw:name="Object 5" text:anchor-type="paragraph" svg:x="-0.72361in" svg:y="-0.38819in" svg:width="8.92361in" svg:height="10.87639in" style:rel-width="scale" style:rel-height="scale"><draw:object-ole draw:class-id="00020830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<text:span text:style-name="T31"><draw:frame draw:z-index="251659264" draw:id="id1" draw:style-name="a1" draw:name="Object 5" text:anchor-type="paragraph" svg:x="-0.94236in" svg:y="-0.96319in" svg:width="8.90694in" svg:height="11.10625in" style:rel-width="scale" style:rel-height="scale"><draw:object-ole draw:class-id="00020830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anne PORCHER</meta:initial-creator>
    <dc:creator>Jeanne PORCHER</dc:creator>
    <meta:creation-date>2022-06-23T13:56:00Z</meta:creation-date>
    <dc:date>2022-06-29T07:29:00Z</dc:date>
    <meta:print-date>2022-06-29T07:26:00Z</meta:print-date>
    <meta:template xlink:href="Normal.dotm" xlink:type="simple"/>
    <meta:editing-cycles>7</meta:editing-cycles>
    <meta:editing-duration>PT8160S</meta:editing-duration>
    <meta:document-statistic meta:page-count="1" meta:paragraph-count="2" meta:word-count="154" meta:character-count="1005" meta:row-count="7" meta:non-whitespace-character-count="853"/>
  </office:meta>
</office:document-meta>
</file>